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DejaVu Sans Mono', 'Bitstream Vera Sans Mono', monospace"/>
    <style:font-face style:name="DejaVu Sans1" svg:font-family="'DejaVu Sans'" style:font-family-generic="swiss"/>
    <style:font-face style:name="AR PL KaitiM GB1" svg:font-family="'AR PL KaitiM GB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5in" fo:margin-left="1.1917in" table:align="left"/>
    </style:style>
    <style:style style:name="Table1.A" style:family="table-column">
      <style:table-column-properties style:column-width="2.1563in"/>
    </style:style>
    <style:style style:name="Table1.B" style:family="table-column">
      <style:table-column-properties style:column-width="3.343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5in" fo:margin-left="1.1604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3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5014in" table:align="right"/>
    </style:style>
    <style:style style:name="Table3.A" style:family="table-column">
      <style:table-column-properties style:column-width="2.1493in"/>
    </style:style>
    <style:style style:name="Table3.B" style:family="table-column">
      <style:table-column-properties style:column-width="3.352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4826in" table:align="right"/>
    </style:style>
    <style:style style:name="Table4.A" style:family="table-column">
      <style:table-column-properties style:column-width="2.1306in"/>
    </style:style>
    <style:style style:name="Table4.B" style:family="table-column">
      <style:table-column-properties style:column-width="3.352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3d97" officeooo:paragraph-rsid="00003d97"/>
    </style:style>
    <style:style style:name="P2" style:family="paragraph" style:parent-style-name="Standard">
      <style:text-properties officeooo:rsid="000240a4" officeooo:paragraph-rsid="000240a4"/>
    </style:style>
    <style:style style:name="P3" style:family="paragraph" style:parent-style-name="Standard">
      <style:text-properties officeooo:rsid="000240a4" officeooo:paragraph-rsid="000953f0"/>
    </style:style>
    <style:style style:name="P4" style:family="paragraph" style:parent-style-name="Standard">
      <style:text-properties officeooo:rsid="000240a4" officeooo:paragraph-rsid="000adc5b"/>
    </style:style>
    <style:style style:name="P5" style:family="paragraph" style:parent-style-name="Standard">
      <style:text-properties officeooo:rsid="0007b39c" officeooo:paragraph-rsid="0007b39c"/>
    </style:style>
    <style:style style:name="P6" style:family="paragraph" style:parent-style-name="Standard">
      <style:text-properties officeooo:paragraph-rsid="0007b39c"/>
    </style:style>
    <style:style style:name="P7" style:family="paragraph" style:parent-style-name="Standard">
      <style:text-properties officeooo:rsid="000953f0" officeooo:paragraph-rsid="000953f0"/>
    </style:style>
    <style:style style:name="P8" style:family="paragraph" style:parent-style-name="Standard">
      <style:text-properties style:font-name="Bitstream Vera Sans Mono" officeooo:rsid="00003d97" officeooo:paragraph-rsid="00003d97"/>
    </style:style>
    <style:style style:name="P9" style:family="paragraph" style:parent-style-name="Standard">
      <style:text-properties style:font-name="Bitstream Vera Sans Mono" officeooo:rsid="0000a846" officeooo:paragraph-rsid="0000a846"/>
    </style:style>
    <style:style style:name="P10" style:family="paragraph" style:parent-style-name="Standard">
      <style:text-properties officeooo:rsid="000adc5b" officeooo:paragraph-rsid="000adc5b"/>
    </style:style>
    <style:style style:name="P11" style:family="paragraph" style:parent-style-name="Standard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officeooo:paragraph-rsid="000bbc64" style:font-size-asian="8pt" style:font-size-complex="8pt"/>
    </style:style>
    <style:style style:name="P12" style:family="paragraph" style:parent-style-name="Standard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Bitstream Vera Sans Mono" fo:font-size="8pt" officeooo:paragraph-rsid="000bbc64" style:font-size-asian="8pt" style:font-size-complex="8pt"/>
    </style:style>
    <style:style style:name="P13" style:family="paragraph" style:parent-style-name="Text_20_body">
      <style:text-properties officeooo:paragraph-rsid="000bbc64"/>
    </style:style>
    <style:style style:name="P14" style:family="paragraph" style:parent-style-name="Table_20_Contents">
      <style:text-properties officeooo:rsid="000953f0" officeooo:paragraph-rsid="000953f0"/>
    </style:style>
    <style:style style:name="P15" style:family="paragraph" style:parent-style-name="Table_20_Contents">
      <style:text-properties officeooo:rsid="000adc5b" officeooo:paragraph-rsid="000adc5b"/>
    </style:style>
    <style:style style:name="P16" style:family="paragraph" style:parent-style-name="Table_20_Contents">
      <style:text-properties officeooo:rsid="000bbc64" officeooo:paragraph-rsid="000bbc64"/>
    </style:style>
    <style:style style:name="P17" style:family="paragraph" style:parent-style-name="Table_20_Contents">
      <style:text-properties officeooo:rsid="000c3997" officeooo:paragraph-rsid="000c3997"/>
    </style:style>
    <style:style style:name="P18" style:family="paragraph" style:parent-style-name="Preformatted_20_Text">
      <style:text-properties fo:font-variant="normal" fo:text-transform="none" fo:color="#000000" style:font-name="Consolas" fo:font-size="9.75pt" fo:letter-spacing="normal" fo:font-style="normal" fo:font-weight="normal" officeooo:rsid="000240a4" officeooo:paragraph-rsid="000240a4"/>
    </style:style>
    <style:style style:name="P19" style:family="paragraph" style:parent-style-name="Preformatted_20_Text">
      <style:text-properties fo:font-variant="normal" fo:text-transform="none" fo:color="#999988" style:font-name="Consolas" fo:font-size="9.75pt" fo:font-style="italic" fo:font-weight="normal" officeooo:rsid="000240a4" officeooo:paragraph-rsid="000240a4"/>
    </style:style>
    <style:style style:name="P20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666666" style:font-name="Bitstream Vera Sans Mono" fo:font-size="8pt" fo:letter-spacing="normal" fo:font-style="normal" fo:font-weight="bold" style:font-size-asian="8pt" style:font-size-complex="8pt"/>
    </style:style>
    <style:style style:name="P21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666666" style:font-name="Bitstream Vera Sans Mono" fo:font-size="8pt" fo:letter-spacing="normal" fo:font-style="normal" fo:font-weight="bold" officeooo:paragraph-rsid="000bbc64" style:font-size-asian="8pt" style:font-size-complex="8pt"/>
    </style:style>
    <style:style style:name="P22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padding="0.0193in" fo:border="0.06pt solid #cccccc"/>
      <style:text-properties fo:font-variant="normal" fo:text-transform="none" fo:color="#666666" style:font-name="Bitstream Vera Sans Mono" fo:font-size="8pt" fo:font-style="normal" fo:font-weight="bold" style:font-size-asian="8pt" style:font-size-complex="8pt"/>
    </style:style>
    <style:style style:name="P23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padding="0.0193in" fo:border="0.06pt solid #cccccc"/>
      <style:text-properties style:font-name="Bitstream Vera Sans Mono" fo:font-size="8pt" officeooo:paragraph-rsid="000bbc64" style:font-size-asian="8pt" style:font-size-complex="8pt"/>
    </style:style>
    <style:style style:name="P24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fo:font-style="normal" fo:font-weight="normal" officeooo:rsid="000240a4" officeooo:paragraph-rsid="000bbc64" style:font-size-asian="8pt" style:font-size-complex="8pt"/>
    </style:style>
    <style:style style:name="P25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fo:font-style="normal" fo:font-weight="normal" style:font-size-asian="8pt" style:font-size-complex="8pt"/>
    </style:style>
    <style:style style:name="P26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style:font-size-asian="8pt" style:font-size-complex="8pt"/>
    </style:style>
    <style:style style:name="P27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999988" style:font-name="Bitstream Vera Sans Mono" fo:font-size="8pt" fo:letter-spacing="normal" fo:font-style="italic" fo:font-weight="normal" style:font-size-asian="8pt" style:font-size-complex="8pt"/>
    </style:style>
    <style:style style:name="P28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style:font-name="Bitstream Vera Sans Mono" fo:font-size="8pt" style:font-size-asian="8pt" style:font-size-complex="8pt"/>
    </style:style>
    <style:style style:name="P29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Bitstream Vera Sans Mono" fo:font-size="8pt" fo:font-style="normal" fo:font-weight="normal" style:font-size-asian="8pt" style:font-size-complex="8pt"/>
    </style:style>
    <style:style style:name="P30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Bitstream Vera Sans Mono" fo:font-size="8pt" style:font-size-asian="8pt" style:font-size-complex="8pt"/>
    </style:style>
    <style:style style:name="P31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999988" style:font-name="Bitstream Vera Sans Mono" fo:font-size="8pt" fo:font-style="italic" fo:font-weight="normal" officeooo:rsid="000240a4" officeooo:paragraph-rsid="000bbc64" style:font-size-asian="8pt" style:font-size-complex="8pt"/>
    </style:style>
    <style:style style:name="P32" style:family="paragraph" style:parent-style-name="List_20_Paragraph">
      <style:paragraph-properties fo:margin-left="0in" fo:margin-right="0in" fo:text-indent="0in" style:auto-text-indent="false"/>
      <style:text-properties officeooo:paragraph-rsid="000adc5b"/>
    </style:style>
    <style:style style:name="T1" style:family="text">
      <style:text-properties officeooo:rsid="0000a846"/>
    </style:style>
    <style:style style:name="T2" style:family="text">
      <style:text-properties officeooo:rsid="000240a4"/>
    </style:style>
    <style:style style:name="T3" style:family="text">
      <style:text-properties officeooo:rsid="0002df3c"/>
    </style:style>
    <style:style style:name="T4" style:family="text">
      <style:text-properties officeooo:rsid="0002ed1c"/>
    </style:style>
    <style:style style:name="T5" style:family="text">
      <style:text-properties fo:font-weight="bold" officeooo:rsid="0002ed1c" style:font-weight-asian="bold" style:font-weight-complex="bold"/>
    </style:style>
    <style:style style:name="T6" style:family="text">
      <style:text-properties fo:font-weight="bold" officeooo:rsid="000478bd" style:font-weight-asian="bold" style:font-weight-complex="bold"/>
    </style:style>
    <style:style style:name="T7" style:family="text">
      <style:text-properties fo:font-weight="bold" officeooo:rsid="00055eaa" style:font-weight-asian="bold" style:font-weight-complex="bold"/>
    </style:style>
    <style:style style:name="T8" style:family="text">
      <style:text-properties officeooo:rsid="000478b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478bd" style:font-weight-asian="normal" style:font-weight-complex="normal"/>
    </style:style>
    <style:style style:name="T11" style:family="text">
      <style:text-properties fo:font-weight="normal" officeooo:rsid="00055eaa" style:font-weight-asian="normal" style:font-weight-complex="normal"/>
    </style:style>
    <style:style style:name="T12" style:family="text">
      <style:text-properties officeooo:rsid="00055eaa"/>
    </style:style>
    <style:style style:name="T13" style:family="text">
      <style:text-properties officeooo:rsid="00071758"/>
    </style:style>
    <style:style style:name="T14" style:family="text">
      <style:text-properties officeooo:rsid="0007b39c"/>
    </style:style>
    <style:style style:name="T15" style:family="text">
      <style:text-properties officeooo:rsid="000953f0"/>
    </style:style>
    <style:style style:name="T16" style:family="text">
      <style:text-properties officeooo:rsid="000adc5b"/>
    </style:style>
    <style:style style:name="T17" style:family="text">
      <style:text-properties fo:color="#007020" fo:font-weight="bold"/>
    </style:style>
    <style:style style:name="T18" style:family="text">
      <style:text-properties fo:color="#007020" style:font-name="Consolas" fo:font-size="9.75pt" fo:font-style="normal" fo:font-weight="bold"/>
    </style:style>
    <style:style style:name="T19" style:family="text">
      <style:text-properties fo:color="#007020" fo:font-size="9.75pt" fo:font-style="normal" fo:font-weight="bold"/>
    </style:style>
    <style:style style:name="T20" style:family="text">
      <style:text-properties fo:color="#007020" fo:font-style="normal" fo:font-weight="bold"/>
    </style:style>
    <style:style style:name="T21" style:family="text">
      <style:text-properties fo:color="#445588" fo:font-weight="bold"/>
    </style:style>
    <style:style style:name="T22" style:family="text">
      <style:text-properties fo:color="#445588" style:font-name="Consolas" fo:font-size="9.75pt" fo:font-style="normal" fo:font-weight="bold"/>
    </style:style>
    <style:style style:name="T23" style:family="text">
      <style:text-properties fo:color="#445588" fo:font-size="9.75pt" fo:font-style="normal" fo:font-weight="bold"/>
    </style:style>
    <style:style style:name="T24" style:family="text">
      <style:text-properties fo:color="#445588" fo:font-style="normal" fo:font-weight="bold"/>
    </style:style>
    <style:style style:name="T25" style:family="text">
      <style:text-properties fo:color="#990000" style:font-name="Consolas" fo:font-size="9.75pt" fo:font-style="normal" fo:font-weight="bold"/>
    </style:style>
    <style:style style:name="T26" style:family="text">
      <style:text-properties fo:color="#990000" fo:font-size="9.75pt" fo:font-style="normal" fo:font-weight="bold"/>
    </style:style>
    <style:style style:name="T27" style:family="text">
      <style:text-properties fo:color="#990000" fo:font-style="normal" fo:font-weight="bold"/>
    </style:style>
    <style:style style:name="T28" style:family="text">
      <style:text-properties fo:color="#666666" fo:font-weight="bold"/>
    </style:style>
    <style:style style:name="T29" style:family="text">
      <style:text-properties fo:color="#666666" style:font-name="Consolas" fo:font-size="9.75pt" fo:font-style="normal" fo:font-weight="bold"/>
    </style:style>
    <style:style style:name="T30" style:family="text">
      <style:text-properties fo:color="#666666" fo:font-size="9.75pt" fo:font-style="normal" fo:font-weight="bold"/>
    </style:style>
    <style:style style:name="T31" style:family="text">
      <style:text-properties fo:color="#666666" fo:font-style="normal" fo:font-weight="bold"/>
    </style:style>
    <style:style style:name="T32" style:family="text">
      <style:text-properties fo:font-style="normal" fo:font-weight="normal"/>
    </style:style>
    <style:style style:name="T33" style:family="text">
      <style:text-properties style:font-name="Consolas" fo:font-size="9.75pt" fo:font-style="normal" fo:font-weight="normal"/>
    </style:style>
    <style:style style:name="T34" style:family="text">
      <style:text-properties fo:font-size="9.75pt" fo:font-style="normal" fo:font-weight="normal"/>
    </style:style>
    <style:style style:name="T35" style:family="text">
      <style:text-properties fo:color="#008080" style:font-name="Consolas" fo:font-size="9.75pt" fo:font-style="normal" fo:font-weight="normal"/>
    </style:style>
    <style:style style:name="T36" style:family="text">
      <style:text-properties fo:color="#008080" fo:font-size="9.75pt" fo:font-style="normal" fo:font-weight="normal"/>
    </style:style>
    <style:style style:name="T37" style:family="text">
      <style:text-properties fo:color="#008080" fo:font-style="normal" fo:font-weight="normal"/>
    </style:style>
    <style:style style:name="T38" style:family="text">
      <style:text-properties fo:color="#009999" style:font-name="Consolas" fo:font-size="9.75pt" fo:font-style="normal" fo:font-weight="normal"/>
    </style:style>
    <style:style style:name="T39" style:family="text">
      <style:text-properties fo:color="#009999" fo:font-size="9.75pt" fo:font-style="normal" fo:font-weight="normal"/>
    </style:style>
    <style:style style:name="T40" style:family="text">
      <style:text-properties fo:color="#009999" fo:font-style="normal" fo:font-weight="normal"/>
    </style:style>
    <style:style style:name="T41" style:family="text">
      <style:text-properties fo:font-variant="normal" fo:text-transform="none" fo:color="#666666" style:font-name="Consolas" fo:font-size="9.75pt" fo:font-style="normal" fo:font-weight="bold"/>
    </style:style>
    <style:style style:name="T42" style:family="text">
      <style:text-properties fo:font-variant="normal" fo:text-transform="none" fo:color="#666666" fo:font-size="9.75pt" fo:font-style="normal" fo:font-weight="bold"/>
    </style:style>
    <style:style style:name="T43" style:family="text">
      <style:text-properties fo:font-variant="normal" fo:text-transform="none" fo:color="#666666" fo:font-style="normal" fo:font-weight="bold"/>
    </style:style>
    <style:style style:name="T44" style:family="text">
      <style:text-properties fo:color="#555555" fo:font-weight="bold"/>
    </style:style>
    <style:style style:name="T45" style:family="text">
      <style:text-properties fo:color="#999988" style:font-name="Consolas" fo:font-size="9.75pt" fo:font-style="italic" fo:font-weight="normal"/>
    </style:style>
    <style:style style:name="T46" style:family="text">
      <style:text-properties fo:color="#999988" fo:font-size="9.75pt" fo:font-style="italic" fo:font-weight="normal"/>
    </style:style>
    <style:style style:name="T47" style:family="text">
      <style:text-properties fo:color="#999988" fo:font-style="italic" fo:font-weight="normal"/>
    </style:style>
    <style:style style:name="T48" style:family="text">
      <style:text-properties fo:color="#bb8844" style:font-name="Consolas" fo:font-size="9.75pt" fo:font-style="normal" fo:font-weight="normal"/>
    </style:style>
    <style:style style:name="T49" style:family="text">
      <style:text-properties fo:color="#bb8844" fo:font-size="9.75pt" fo:font-style="normal" fo:font-weight="normal"/>
    </style:style>
    <style:style style:name="T50" style:family="text">
      <style:text-properties fo:color="#bb8844" fo:font-style="normal" fo:font-weight="normal"/>
    </style:style>
    <style:style style:name="T51" style:family="text">
      <style:text-properties officeooo:rsid="000bbc64"/>
    </style:style>
    <style:style style:name="T52" style:family="text">
      <style:text-properties officeooo:rsid="000c39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<text:tab/><text:span text:style-name="T1">a)</text:span></text:p>
      <text:p text:style-name="P8"><text:tab/><text:tab/>start Thing ctor</text:p>
      <text:p text:style-name="P8"><text:tab/><text:tab/>in Thing ctor, size= 11</text:p>
      <text:p text:style-name="P8"><text:tab/><text:tab/>in Thing ctor, name= thing1</text:p>
      <text:p text:style-name="P8"><text:tab/><text:tab/>in Thing ctor, count= -1</text:p>
      <text:p text:style-name="P8"><text:tab/><text:tab/>start Thing ctor</text:p>
      <text:p text:style-name="P8"><text:tab/><text:tab/>in Thing ctor, size= 2</text:p>
      <text:p text:style-name="P8"><text:tab/><text:tab/>in Thing ctor, name= thing2</text:p>
      <text:p text:style-name="P8"><text:tab/><text:tab/>in Thing ctor, count= -1</text:p>
      <text:p text:style-name="P8"><text:tab/><text:tab/><text:span text:style-name="T1">start Thing ctor</text:span></text:p>
      <text:p text:style-name="P8"><text:tab/><text:tab/><text:span text:style-name="T1">in Thing ctor, size= 5</text:span></text:p>
      <text:p text:style-name="P8"><text:tab/><text:tab/><text:span text:style-name="T1">in Thing ctor, name= none</text:span></text:p>
      <text:p text:style-name="P8"><text:tab/><text:tab/><text:span text:style-name="T1">in Thing ctor, count= -1</text:span></text:p>
      <text:p text:style-name="P8"><text:tab/><text:tab/><text:span text:style-name="T1">in Driver ctor</text:span></text:p>
      <text:p text:style-name="P8"><text:tab/><text:tab/><text:span text:style-name="T1">start Thing ctor</text:span></text:p>
      <text:p text:style-name="P8"><text:tab/><text:tab/><text:span text:style-name="T1">in Thing ctor, size= 11</text:span></text:p>
      <text:p text:style-name="P8"><text:tab/><text:tab/><text:span text:style-name="T1">in Thing ctor, name= thing2</text:span></text:p>
      <text:p text:style-name="P8"><text:tab/><text:tab/><text:span text:style-name="T1">in Thing ctor, count= -1</text:span></text:p>
      <text:p text:style-name="P8"><text:tab/><text:tab/><text:span text:style-name="T1">in Driver ctor2</text:span></text:p>
      <text:p text:style-name="P8"><text:tab/><text:tab/><text:span text:style-name="T1">t2: thing2 2 14</text:span></text:p>
      <text:p text:style-name="P8"><text:tab/><text:tab/><text:span text:style-name="T1">d1: none 5 14 undefined</text:span></text:p>
      <text:p text:style-name="P8"><text:tab/><text:tab/><text:span text:style-name="T1">d2: thing2 7 14 driver2</text:span></text:p>
      <text:p text:style-name="P1"><text:tab/><text:span text:style-name="T1">b)</text:span></text:p>
      <text:p text:style-name="P9"><text:tab/><text:tab/>start Thing ctor</text:p>
      <text:p text:style-name="P9"><text:tab/><text:tab/>in Thing ctor, size= 11</text:p>
      <text:p text:style-name="P9"><text:tab/><text:tab/>in Thing ctor, name= thing1</text:p>
      <text:p text:style-name="P9"><text:tab/><text:tab/>in Thing ctor, count= -1</text:p>
      <text:p text:style-name="P9"><text:tab/><text:tab/>start Thing ctor</text:p>
      <text:p text:style-name="P9"><text:tab/><text:tab/>in Thing ctor, size= 5</text:p>
      <text:p text:style-name="P9"><text:tab/><text:tab/>in Thing ctor, name= none</text:p>
      <text:p text:style-name="P9"><text:tab/><text:tab/>in Thing ctor, count= -1</text:p>
      <text:p text:style-name="P9"><text:tab/><text:tab/>in Driver ctor</text:p>
      <text:p text:style-name="P9"><text:tab/><text:tab/><text:span text:style-name="T2">list[0]= thing1 11 2</text:span></text:p>
      <text:p text:style-name="P9"><text:tab/><text:tab/><text:span text:style-name="T2">list[1]= none 5 2</text:span></text:p>
      <text:p text:style-name="P9"><text:tab/><text:tab/><text:span text:style-name="T2">too large</text:span></text:p>
      <text:p text:style-name="P9"><text:tab/><text:tab/><text:span text:style-name="T2">too large</text:span></text:p>
      <text:p text:style-name="P9"><text:tab/><text:tab/><text:span text:style-name="T2">too large</text:span></text:p>
      <text:p text:style-name="P9"><text:tab/><text:tab/><text:span text:style-name="T2">list[0]= thing1 11 2</text:span></text:p>
      <text:p text:style-name="P9"><text:tab/><text:tab/><text:span text:style-name="T2">list[1]= none 5 2</text:span></text:p>
      <text:p text:style-name="P9"><text:tab/><text:tab/><text:span text:style-name="T2">too large</text:span></text:p>
      <text:p text:style-name="P9"><text:tab/><text:tab/><text:span text:style-name="T2">too large</text:span></text:p>
      <text:p text:style-name="P9"><text:tab/><text:tab/><text:span text:style-name="T2">too large</text:span></text:p>
      <text:p text:style-name="P2">2.</text:p>
      <text:p text:style-name="P2"><text:tab/><text:span text:style-name="T4">These answers and their changes are annotated in the folder pt1q2, in their Java files.</text:span></text:p>
      <text:p text:style-name="P2"><text:tab/><text:span text:style-name="T4">Line numbers given by (line number in Test / line number in File). A Line number of 0 is <text:tab/>Top of File.</text:span></text:p>
      <text:p text:style-name="P2"><text:tab/><text:span text:style-name="T3">1) Animal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Line 0 / 1</text:p>
          </table:table-cell>
          <table:table-cell table:style-name="Table1.B1" office:value-type="string">
            <text:p text:style-name="P14">No import to ArrayList</text:p>
          </table:table-cell>
        </table:table-row>
        <table:table-row>
          <table:table-cell table:style-name="Table1.A2" office:value-type="string">
            <text:p text:style-name="P14">Line 2 / 4</text:p>
          </table:table-cell>
          <table:table-cell table:style-name="Table1.B2" office:value-type="string">
            <text:p text:style-name="P14">Eat() method lacks type</text:p>
          </table:table-cell>
        </table:table-row>
      </table:table>
      <text:p text:style-name="P19"/>
      <text:p text:style-name="P31"><text:soft-page-break/><text:tab/>// No import to ArrayList</text:p>
      <text:p text:style-name="P29"><text:span text:style-name="T17"><text:tab/>import</text:span> <text:span text:style-name="T44">java.util.ArrayList</text:span><text:span text:style-name="T28">;</text:span></text:p>
      <text:p text:style-name="P29"><text:span text:style-name="T17"><text:tab/>public</text:span> <text:span text:style-name="T17">interface</text:span> <text:span text:style-name="T21">Animal</text:span> <text:span text:style-name="T17">extends</text:span> Comparable<text:span text:style-name="T28">{</text:span></text:p>
      <text:p text:style-name="P30"><text:s text:c="8"/><text:span text:style-name="T47">// <text:s text:c="5"/>public eat(); No method type. Picked void for Lion.java</text:span></text:p>
      <text:p text:style-name="P30"><text:s text:c="8"/><text:span text:style-name="T20">public</text:span><text:span text:style-name="T32"> </text:span><text:span text:style-name="T24">void</text:span><text:span text:style-name="T32"> </text:span><text:span text:style-name="T27">eat</text:span><text:span text:style-name="T31">();</text:span></text:p>
      <text:p text:style-name="P30"><text:s text:c="8"/><text:span text:style-name="T20">public</text:span><text:span text:style-name="T32"> </text:span><text:span text:style-name="T24">void</text:span><text:span text:style-name="T32"> </text:span><text:span text:style-name="T27">sleep</text:span><text:span text:style-name="T31">();</text:span></text:p>
      <text:p text:style-name="P30"><text:s text:c="8"/><text:span text:style-name="T20">public</text:span><text:span text:style-name="T32"> </text:span><text:span text:style-name="T24">int</text:span><text:span text:style-name="T32"> </text:span><text:span text:style-name="T27">drink</text:span><text:span text:style-name="T31">(</text:span><text:span text:style-name="T32">ArrayList list</text:span><text:span text:style-name="T31">);</text:span></text:p>
      <text:p text:style-name="P23"><text:span text:style-name="T43"><text:tab/>}</text:span></text:p>
      <text:p text:style-name="P2"><text:tab/><text:span text:style-name="T4">2) Lion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Line 6 / 2</text:p>
          </table:table-cell>
          <table:table-cell table:style-name="Table2.B1" office:value-type="string">
            <text:p text:style-name="P14">Lion does not implement Comparable, as required by Animal</text:p>
          </table:table-cell>
        </table:table-row>
        <table:table-row>
          <table:table-cell table:style-name="Table2.A2" office:value-type="string">
            <text:p text:style-name="P14">Line 11 / 9</text:p>
          </table:table-cell>
          <table:table-cell table:style-name="Table2.B2" office:value-type="string">
            <text:p text:style-name="P14">Eat() method is private, instead of public as per Animal.</text:p>
          </table:table-cell>
        </table:table-row>
        <table:table-row>
          <table:table-cell table:style-name="Table2.A2" office:value-type="string">
            <text:p text:style-name="P14">Line 16 / 16</text:p>
          </table:table-cell>
          <table:table-cell table:style-name="Table2.B2" office:value-type="string">
            <text:p text:style-name="P3"><text:span text:style-name="T8">In sleep() method, </text:span><text:span text:style-name="T6">int f</text:span><text:span text:style-name="T10"> is being assigned the value from </text:span><text:span text:style-name="T6">double hours</text:span><text:span text:style-name="T10">. Java doesn't allow implicit casting like this.</text:span></text:p>
          </table:table-cell>
        </table:table-row>
        <table:table-row>
          <table:table-cell table:style-name="Table2.A2" office:value-type="string">
            <text:p text:style-name="P14">Line 22 / 23</text:p>
          </table:table-cell>
          <table:table-cell table:style-name="Table2.B2" office:value-type="string">
            <text:p text:style-name="P3"><text:span text:style-name="T4">In run() method, cannot use a non-static variable </text:span><text:span text:style-name="T5">size</text:span><text:span text:style-name="T4"> in static method</text:span></text:p>
          </table:table-cell>
        </table:table-row>
        <table:table-row>
          <table:table-cell table:style-name="Table2.A2" office:value-type="string">
            <text:p text:style-name="P14">Line 27 / 32</text:p>
          </table:table-cell>
          <table:table-cell table:style-name="Table2.B2" office:value-type="string">
            <text:p text:style-name="P3"><text:span text:style-name="T12">In stop() method, there is no return value</text:span></text:p>
          </table:table-cell>
        </table:table-row>
      </table:table>
      <text:p text:style-name="P18"><text:span text:style-name="T28"/></text:p>
      <text:p text:style-name="P24"><text:span text:style-name="T17"><text:tab/>import</text:span> <text:span text:style-name="T44">java.util.ArrayList</text:span><text:span text:style-name="T28">;</text:span></text:p>
      <text:p text:style-name="P27"><text:tab/>// There's no implementation of the Comparable clas<text:span text:style-name="T51">s. Fix by implementing below.</text:span></text:p>
      <text:p text:style-name="P25"><text:span text:style-name="T17"><text:tab/>public</text:span> <text:span text:style-name="T17">class</text:span> <text:span text:style-name="T21">Lion</text:span> <text:span text:style-name="T17">implements</text:span> Animal<text:span text:style-name="T28">{</text:span></text:p>
      <text:p text:style-name="P26"><text:s text:c="8"/><text:span text:style-name="T20">public</text:span><text:span text:style-name="T32"> </text:span><text:span text:style-name="T20">static</text:span><text:span text:style-name="T32"> </text:span><text:span text:style-name="T24">int</text:span><text:span text:style-name="T32"> weight </text:span><text:span text:style-name="T31">=</text:span><text:span text:style-name="T32"> </text:span><text:span text:style-name="T40">8</text:span><text:span text:style-name="T31">;</text:span></text:p>
      <text:p text:style-name="P26"><text:s text:c="8"/><text:span text:style-name="T20">public</text:span><text:span text:style-name="T32"> </text:span><text:span text:style-name="T24">int</text:span><text:span text:style-name="T32"> size </text:span><text:span text:style-name="T31">=</text:span><text:span text:style-name="T32"> </text:span><text:span text:style-name="T40">0</text:span><text:span text:style-name="T31">;</text:span></text:p>
      <text:p text:style-name="P26"><text:s text:c="8"/><text:span text:style-name="T20">private</text:span><text:span text:style-name="T32"> String name </text:span><text:span text:style-name="T31">=</text:span><text:span text:style-name="T32"> </text:span><text:span text:style-name="T50">"none"</text:span><text:span text:style-name="T31">;</text:span></text:p>
      <text:p text:style-name="P26"><text:s text:c="8"/><text:span text:style-name="T20">private</text:span><text:span text:style-name="T32"> </text:span><text:span text:style-name="T20">static</text:span><text:span text:style-name="T32"> </text:span><text:span text:style-name="T24">int</text:span><text:span text:style-name="T32"> count</text:span><text:span text:style-name="T31">;</text:span></text:p>
      <text:p text:style-name="P28"/>
      <text:p text:style-name="P26"><text:s text:c="8"/><text:span text:style-name="T47">// private void eat(){ &lt;-- Change visibility</text:span></text:p>
      <text:p text:style-name="P26"><text:s text:c="8"/><text:span text:style-name="T20">public</text:span><text:span text:style-name="T32"> </text:span><text:span text:style-name="T24">void</text:span><text:span text:style-name="T32"> </text:span><text:span text:style-name="T27">eat</text:span><text:span text:style-name="T31">(){</text:span></text:p>
      <text:p text:style-name="P26"><text:s text:c="16"/><text:span text:style-name="T32">System</text:span><text:span text:style-name="T31">.</text:span><text:span text:style-name="T37">out</text:span><text:span text:style-name="T31">.</text:span><text:span text:style-name="T37">println</text:span><text:span text:style-name="T31">(</text:span><text:span text:style-name="T50">"sleeping"</text:span><text:span text:style-name="T31">);</text:span></text:p>
      <text:p text:style-name="P26"><text:s text:c="8"/><text:span text:style-name="T31">}</text:span></text:p>
      <text:p text:style-name="P28"/>
      <text:p text:style-name="P26"><text:s text:c="8"/><text:span text:style-name="T20">public</text:span><text:span text:style-name="T32"> </text:span><text:span text:style-name="T24">void</text:span><text:span text:style-name="T32"> </text:span><text:span text:style-name="T27">sleep</text:span><text:span text:style-name="T31">(){</text:span></text:p>
      <text:p text:style-name="P26"><text:s text:c="16"/><text:span text:style-name="T24">double</text:span><text:span text:style-name="T32"> hours </text:span><text:span text:style-name="T31">=</text:span><text:span text:style-name="T32"> </text:span><text:span text:style-name="T40">12</text:span><text:span text:style-name="T31">/</text:span><text:span text:style-name="T32">size</text:span><text:span text:style-name="T31">;</text:span></text:p>
      <text:p text:style-name="P26"><text:s text:c="16"/><text:span text:style-name="T47">// int f = hours; &lt;-- Improper casting</text:span></text:p>
      <text:p text:style-name="P26"><text:s text:c="16"/><text:span text:style-name="T24">int</text:span><text:span text:style-name="T32"> f </text:span><text:span text:style-name="T31">=</text:span><text:span text:style-name="T32"> </text:span><text:span text:style-name="T31">(</text:span><text:span text:style-name="T24">int</text:span><text:span text:style-name="T31">)</text:span><text:span text:style-name="T32"> hours</text:span><text:span text:style-name="T31">;</text:span></text:p>
      <text:p text:style-name="P26"><text:s text:c="8"/><text:span text:style-name="T31">}</text:span></text:p>
      <text:p text:style-name="P28"/>
      <text:p text:style-name="P26"><text:s text:c="8"/><text:span text:style-name="T20">public</text:span><text:span text:style-name="T32"> </text:span><text:span text:style-name="T24">int</text:span><text:span text:style-name="T32"> </text:span><text:span text:style-name="T27">drink</text:span><text:span text:style-name="T31">(</text:span><text:span text:style-name="T32">ArrayList list</text:span><text:span text:style-name="T31">){</text:span></text:p>
      <text:p text:style-name="P26"><text:s text:c="16"/><text:span text:style-name="T20">return</text:span><text:span text:style-name="T32"> weight</text:span><text:span text:style-name="T31">;</text:span></text:p>
      <text:p text:style-name="P26"><text:s text:c="8"/><text:span text:style-name="T31">}</text:span></text:p>
      <text:p text:style-name="P28"/>
      <text:p text:style-name="P26"><text:s text:c="8"/><text:span text:style-name="T47">// private static void run(){ &lt;-- Change static to non-static</text:span></text:p>
      <text:p text:style-name="P26"><text:s text:c="8"/><text:span text:style-name="T20">public</text:span><text:span text:style-name="T32"> </text:span><text:span text:style-name="T24">void</text:span><text:span text:style-name="T32"> </text:span><text:span text:style-name="T27">run</text:span><text:span text:style-name="T31">(){</text:span></text:p>
      <text:p text:style-name="P26"><text:s text:c="16"/><text:span text:style-name="T32">count </text:span><text:span text:style-name="T31">+=</text:span><text:span text:style-name="T32"> size</text:span><text:span text:style-name="T31">;</text:span></text:p>
      <text:p text:style-name="P26"><text:s text:c="8"/><text:span text:style-name="T31">}</text:span></text:p>
      <text:p text:style-name="P28"/>
      <text:p text:style-name="P26"><text:s text:c="8"/><text:span text:style-name="T20">public</text:span><text:span text:style-name="T32"> </text:span><text:span text:style-name="T20">static</text:span><text:span text:style-name="T32"> </text:span><text:span text:style-name="T24">int</text:span><text:span text:style-name="T32"> </text:span><text:span text:style-name="T27">stop</text:span><text:span text:style-name="T31">(){</text:span></text:p>
      <text:p text:style-name="P26"><text:s text:c="16"/><text:span text:style-name="T24">int</text:span><text:span text:style-name="T32"> v </text:span><text:span text:style-name="T31">=</text:span><text:span text:style-name="T32"> </text:span><text:span text:style-name="T40">5</text:span><text:span text:style-name="T31">;</text:span></text:p>
      <text:p text:style-name="P26"><text:s text:c="16"/><text:span text:style-name="T32">count </text:span><text:span text:style-name="T31">=</text:span><text:span text:style-name="T32"> count </text:span><text:span text:style-name="T31">-</text:span><text:span text:style-name="T32"> v</text:span><text:span text:style-name="T31">;</text:span></text:p>
      <text:p text:style-name="P26"><text:s text:c="16"/><text:span text:style-name="T47">// Forgot a return statement</text:span></text:p>
      <text:p text:style-name="P26"><text:s text:c="16"/><text:span text:style-name="T20">return</text:span><text:span text:style-name="T32"> count</text:span><text:span text:style-name="T31">;</text:span></text:p>
      <text:p text:style-name="P26"><text:s text:c="8"/><text:span text:style-name="T31">}</text:span></text:p>
      <text:p text:style-name="P28"/>
      <text:p text:style-name="P26"><text:s text:c="8"/><text:span text:style-name="T47">// As required by Comparable</text:span></text:p>
      <text:p text:style-name="P26"><text:s text:c="8"/><text:span text:style-name="T20">public</text:span><text:span text:style-name="T32"> </text:span><text:span text:style-name="T24">int</text:span><text:span text:style-name="T32"> </text:span><text:span text:style-name="T27">compareTo</text:span><text:span text:style-name="T31">(</text:span><text:span text:style-name="T32">Object o</text:span><text:span text:style-name="T31">){</text:span></text:p>
      <text:p text:style-name="P26"><text:s text:c="16"/><text:span text:style-name="T20">return</text:span><text:span text:style-name="T32"> </text:span><text:span text:style-name="T40">1</text:span><text:span text:style-name="T31">;</text:span><text:span text:style-name="T32"> </text:span><text:span text:style-name="T47">// &lt;-- DO NOT DO THIS IN REAL LIFE</text:span></text:p>
      <text:p text:style-name="P26"><text:soft-page-break/><text:s text:c="16"/><text:span text:style-name="T47">// DO THIS PROPERLY IN REAL LIFE.</text:span> <text:s text:c="9"/><text:tab/><text:tab/><text:span text:style-name="T47">//http://docs.oracle.com/javase/7/docs/api/java/lang/Comparable.html</text:span></text:p>
      <text:p text:style-name="P26"><text:s text:c="8"/><text:span text:style-name="T31">}</text:span></text:p>
      <text:p text:style-name="P21"><text:tab/>}</text:p>
      <text:p text:style-name="P13"><text:span text:style-name="T2"><text:tab/>3) Exam2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<text:span text:style-name="T16">Line 30 / 2</text:span></text:p>
          </table:table-cell>
          <table:table-cell table:style-name="Table3.B1" office:value-type="string">
            <text:p text:style-name="P4"><text:span text:style-name="T12">The name of the class is wrong.</text:span></text:p>
          </table:table-cell>
        </table:table-row>
        <table:table-row>
          <table:table-cell table:style-name="Table3.A2" office:value-type="string">
            <text:p text:style-name="P4"><text:span text:style-name="T16">Line 34 / 9</text:span></text:p>
          </table:table-cell>
          <table:table-cell table:style-name="Table3.B2" office:value-type="string">
            <text:p text:style-name="P4"><text:span text:style-name="T12">Animal cannot have an object</text:span></text:p>
          </table:table-cell>
        </table:table-row>
        <table:table-row>
          <table:table-cell table:style-name="Table3.A2" office:value-type="string">
            <text:p text:style-name="P4"><text:span text:style-name="T16">Line 36 / 11</text:span></text:p>
          </table:table-cell>
          <table:table-cell table:style-name="Table3.B2" office:value-type="string">
            <text:p text:style-name="P4"><text:span text:style-name="T12">Lion does not have a constructor that takes only a string</text:span></text:p>
          </table:table-cell>
        </table:table-row>
        <table:table-row>
          <table:table-cell table:style-name="Table3.A2" office:value-type="string">
            <text:p text:style-name="P4"><text:span text:style-name="T16">Line 37 / 12</text:span></text:p>
          </table:table-cell>
          <table:table-cell table:style-name="Table3.B2" office:value-type="string">
            <text:p text:style-name="P4"><text:span text:style-name="T12">Exam2 does not have a default constructor</text:span></text:p>
          </table:table-cell>
        </table:table-row>
        <table:table-row>
          <table:table-cell table:style-name="Table3.A2" office:value-type="string">
            <text:p text:style-name="P4"><text:span text:style-name="T16">Line 40 / 17</text:span></text:p>
          </table:table-cell>
          <table:table-cell table:style-name="Table3.B2" office:value-type="string">
            <text:p text:style-name="P4"><text:span text:style-name="T7">size</text:span><text:span text:style-name="T12"> is not a static variable. Cannot be accessed using Lion.size</text:span></text:p>
          </table:table-cell>
        </table:table-row>
        <table:table-row>
          <table:table-cell table:style-name="Table3.A2" office:value-type="string">
            <text:p text:style-name="P4"><text:span text:style-name="T12">line 41 / 18</text:span></text:p>
          </table:table-cell>
          <table:table-cell table:style-name="Table3.B2" office:value-type="string">
            <text:p text:style-name="P4"><text:span text:style-name="T7">name</text:span><text:span text:style-name="T12"> is a private variable. Cannot be accessed without getters</text:span> </text:p>
          </table:table-cell>
        </table:table-row>
        <table:table-row>
          <table:table-cell table:style-name="Table3.A2" office:value-type="string">
            <text:p text:style-name="P4"><text:span text:style-name="T12">line 42 / 19</text:span></text:p>
          </table:table-cell>
          <table:table-cell table:style-name="Table3.B2" office:value-type="string">
            <text:p text:style-name="P4"><text:span text:style-name="T7">count</text:span><text:span text:style-name="T12"> is a private variable. Cannot be accessed without getters</text:span></text:p>
          </table:table-cell>
        </table:table-row>
        <table:table-row>
          <table:table-cell table:style-name="Table3.A2" office:value-type="string">
            <text:p text:style-name="P4"><text:span text:style-name="T12">line 45 / 23</text:span></text:p>
          </table:table-cell>
          <table:table-cell table:style-name="Table3.B2" office:value-type="string">
            <text:p text:style-name="P4"><text:span text:style-name="T7">name</text:span><text:span text:style-name="T12"> is a private variable. Cannot be accessed without getters</text:span></text:p>
          </table:table-cell>
        </table:table-row>
        <table:table-row>
          <table:table-cell table:style-name="Table3.A2" office:value-type="string">
            <text:p text:style-name="P4"><text:span text:style-name="T12">line 46 / 24</text:span></text:p>
          </table:table-cell>
          <table:table-cell table:style-name="Table3.B2" office:value-type="string">
            <text:p text:style-name="P4"><text:span text:style-name="T7">count</text:span><text:span text:style-name="T12"> is a private variable. Cannot be accessed without getters</text:span></text:p>
          </table:table-cell>
        </table:table-row>
        <table:table-row>
          <table:table-cell table:style-name="Table3.A2" office:value-type="string">
            <text:p text:style-name="P4"><text:span text:style-name="T12">line 47 / 26</text:span></text:p>
          </table:table-cell>
          <table:table-cell table:style-name="Table3.B2" office:value-type="string">
            <text:p text:style-name="P4"><text:span text:style-name="T16">a) eat() is not a static method. Cannot use Lion.eat()</text:span></text:p>
            <text:p text:style-name="P10">b) <text:span text:style-name="T12">eat() is a void method. println cannot print void-types</text:span></text:p>
          </table:table-cell>
        </table:table-row>
        <table:table-row>
          <table:table-cell table:style-name="Table3.A2" office:value-type="string">
            <text:p text:style-name="P4"><text:span text:style-name="T12">line 48 / 27</text:span></text:p>
          </table:table-cell>
          <table:table-cell table:style-name="Table3.B2" office:value-type="string">
            <text:p text:style-name="P15">a) <text:span text:style-name="T11">sleep() is not a static method. Cannot use Lion.sleep()</text:span></text:p>
            <text:p text:style-name="P15"><text:span text:style-name="T11">b</text:span><text:span text:style-name="T9">) </text:span><text:span text:style-name="T11">sleep() is a void method. println cannot print void-types </text:span></text:p>
          </table:table-cell>
        </table:table-row>
        <table:table-row>
          <table:table-cell table:style-name="Table3.A2" office:value-type="string">
            <text:p text:style-name="P4"><text:span text:style-name="T12">line 49 / 28</text:span></text:p>
          </table:table-cell>
          <table:table-cell table:style-name="Table3.B2" office:value-type="string">
            <text:p text:style-name="P4"><text:span text:style-name="T12">drink() is not a static method. Cannot use Lion.drink()</text:span></text:p>
          </table:table-cell>
        </table:table-row>
        <table:table-row>
          <table:table-cell table:style-name="Table3.A2" office:value-type="string">
            <text:p text:style-name="P4"><text:span text:style-name="T12">line 50 / 29</text:span></text:p>
          </table:table-cell>
          <table:table-cell table:style-name="Table3.B2" office:value-type="string">
            <text:p text:style-name="P15">a) <text:span text:style-name="T12">run() is not a static method. Cannot use Lion.run()</text:span></text:p>
            <text:p text:style-name="P15">b) <text:span text:style-name="T12">run() is a void method. println cannot print void-types</text:span></text:p>
          </table:table-cell>
        </table:table-row>
        <table:table-row>
          <table:table-cell table:style-name="Table3.A2" office:value-type="string">
            <text:p text:style-name="P4"><text:span text:style-name="T13">line 52 / 32</text:span></text:p>
          </table:table-cell>
          <table:table-cell table:style-name="Table3.B2" office:value-type="string">
            <text:p text:style-name="P4"><text:span text:style-name="T13">eat() is a void type. println cannot print void-types</text:span></text:p>
          </table:table-cell>
        </table:table-row>
        <table:table-row>
          <table:table-cell table:style-name="Table3.A2" office:value-type="string">
            <text:p text:style-name="P4"><text:span text:style-name="T13">line 53 / 33</text:span></text:p>
          </table:table-cell>
          <table:table-cell table:style-name="Table3.B2" office:value-type="string">
            <text:p text:style-name="P4"><text:span text:style-name="T13">sleep() is a void type. println cannot print void-types</text:span></text:p>
          </table:table-cell>
        </table:table-row>
        <table:table-row>
          <table:table-cell table:style-name="Table3.A2" office:value-type="string">
            <text:p text:style-name="P4"><text:span text:style-name="T13">line 54 / 34</text:span></text:p>
          </table:table-cell>
          <table:table-cell table:style-name="Table3.B2" office:value-type="string">
            <text:p text:style-name="P4"><text:span text:style-name="T13">There does not exist a drink() method that takes no parameters.</text:span></text:p>
          </table:table-cell>
        </table:table-row>
        <table:table-row>
          <table:table-cell table:style-name="Table3.A2" office:value-type="string">
            <text:p text:style-name="P4"><text:span text:style-name="T13">line 56 / 35</text:span></text:p>
          </table:table-cell>
          <table:table-cell table:style-name="Table3.B2" office:value-type="string">
            <text:p text:style-name="P4"><text:span text:style-name="T13">run() is a void method. println cannot print void-types</text:span></text:p>
          </table:table-cell>
        </table:table-row>
        <table:table-row>
          <table:table-cell table:style-name="Table3.B2" table:number-columns-spanned="2" office:value-type="string">
            <text:p text:style-name="P4">* <text:span text:style-name="T13">Note: (line 58 / 39) can cause a problem depending on how you implemented compareTo() in Lion.java</text:span></text:p>
          </table:table-cell>
          <table:covered-table-cell/>
        </table:table-row>
      </table:table>
      <text:p text:style-name="P18"><text:soft-page-break/><text:span text:style-name="T28"/></text:p>
      <text:p text:style-name="P24"><text:span text:style-name="T17"><text:tab/>import</text:span> <text:span text:style-name="T44">java.util.ArrayList</text:span><text:span text:style-name="T28">;</text:span></text:p>
      <text:p text:style-name="P27"><text:tab/>// public class Exam extends Lion{</text:p>
      <text:p text:style-name="P25"><text:span text:style-name="T17"><text:tab/>public</text:span> <text:span text:style-name="T17">class</text:span> <text:span text:style-name="T21">Exam2</text:span> <text:span text:style-name="T17">extends</text:span> Lion<text:span text:style-name="T28">{</text:span></text:p>
      <text:p text:style-name="P26"><text:s text:c="8"/><text:span text:style-name="T20">public</text:span><text:span text:style-name="T32"> </text:span><text:span text:style-name="T27">Exam2</text:span><text:span text:style-name="T31">(</text:span><text:span text:style-name="T32">String n</text:span><text:span text:style-name="T31">){</text:span></text:p>
      <text:p text:style-name="P26"><text:s text:c="16"/><text:span text:style-name="T20">super</text:span><text:span text:style-name="T31">();</text:span></text:p>
      <text:p text:style-name="P26"><text:s text:c="8"/><text:span text:style-name="T31">}</text:span></text:p>
      <text:p text:style-name="P28"/>
      <text:p text:style-name="P26"><text:s text:c="8"/><text:span text:style-name="T20">public</text:span><text:span text:style-name="T32"> </text:span><text:span text:style-name="T20">static</text:span><text:span text:style-name="T32"> </text:span><text:span text:style-name="T24">void</text:span><text:span text:style-name="T32"> </text:span><text:span text:style-name="T27">main</text:span><text:span text:style-name="T31">(</text:span><text:span text:style-name="T32">String</text:span><text:span text:style-name="T31">[]</text:span><text:span text:style-name="T32"> args</text:span><text:span text:style-name="T31">){</text:span></text:p>
      <text:p text:style-name="P27"><text:tab/>// <text:s text:c="13"/>Animal A = new Animal(); &lt;-- Cannot make object using Animal</text:p>
      <text:p text:style-name="P26"><text:s text:c="16"/><text:span text:style-name="T32">Lion l1 </text:span><text:span text:style-name="T31">=</text:span><text:span text:style-name="T32"> </text:span><text:span text:style-name="T20">new</text:span><text:span text:style-name="T32"> Lion</text:span><text:span text:style-name="T31">();</text:span></text:p>
      <text:p text:style-name="P27"><text:tab/>// <text:s text:c="13"/>Lion l2 = new Lion("roar"); &lt;-- Lion does not have this ctor</text:p>
      <text:p text:style-name="P27"><text:tab/>// <text:s text:c="13"/>Exam2 e1 = new Exam2(); &lt;-- Exam2 has no default ctor</text:p>
      <text:p text:style-name="P26"><text:s text:c="16"/><text:span text:style-name="T32">Exam2 e1 </text:span><text:span text:style-name="T31">=</text:span><text:span text:style-name="T32"> </text:span><text:span text:style-name="T20">new</text:span><text:span text:style-name="T32"> Exam2</text:span><text:span text:style-name="T31">(</text:span><text:span text:style-name="T50">"bark"</text:span><text:span text:style-name="T31">);</text:span><text:span text:style-name="T32"> </text:span><text:span text:style-name="T47">// &lt;-- Replaced e1</text:span></text:p>
      <text:p text:style-name="P26"><text:s text:c="16"/><text:span text:style-name="T32">Exam2 e2 </text:span><text:span text:style-name="T31">=</text:span><text:span text:style-name="T32"> </text:span><text:span text:style-name="T20">new</text:span><text:span text:style-name="T32"> Exam2</text:span><text:span text:style-name="T31">(</text:span><text:span text:style-name="T50">"purr"</text:span><text:span text:style-name="T31">);</text:span></text:p>
      <text:p text:style-name="P28"/>
      <text:p text:style-name="P26"><text:s text:c="16"/><text:span text:style-name="T32">System</text:span><text:span text:style-name="T31">.</text:span><text:span text:style-name="T37">out</text:span><text:span text:style-name="T31">.</text:span><text:span text:style-name="T37">println</text:span><text:span text:style-name="T31">(</text:span><text:span text:style-name="T32">Lion</text:span><text:span text:style-name="T31">.</text:span><text:span text:style-name="T37">weight</text:span><text:span text:style-name="T31">);</text:span></text:p>
      <text:p text:style-name="P27"><text:tab/>// <text:s text:c="13"/>System.out.println(Lion.size); &lt;-- size not static </text:p>
      <text:p text:style-name="P27"><text:tab/>// <text:s text:c="13"/>System.out.println(Lion.name); &lt;-- name is private</text:p>
      <text:p text:style-name="P27"><text:tab/>// <text:s text:c="13"/>System.out.println(Lion.count); &lt;-- count is private</text:p>
      <text:p text:style-name="P28"/>
      <text:p text:style-name="P26"><text:s text:c="16"/><text:span text:style-name="T32">System</text:span><text:span text:style-name="T31">.</text:span><text:span text:style-name="T37">out</text:span><text:span text:style-name="T31">.</text:span><text:span text:style-name="T37">println</text:span><text:span text:style-name="T31">(</text:span><text:span text:style-name="T32">l1</text:span><text:span text:style-name="T31">.</text:span><text:span text:style-name="T37">weight</text:span><text:span text:style-name="T31">);</text:span></text:p>
      <text:p text:style-name="P26"><text:s text:c="16"/><text:span text:style-name="T32">System</text:span><text:span text:style-name="T31">.</text:span><text:span text:style-name="T37">out</text:span><text:span text:style-name="T31">.</text:span><text:span text:style-name="T37">println</text:span><text:span text:style-name="T31">(</text:span><text:span text:style-name="T32">l1</text:span><text:span text:style-name="T31">.</text:span><text:span text:style-name="T37">size</text:span><text:span text:style-name="T31">);</text:span></text:p>
      <text:p text:style-name="P27"><text:tab/>// <text:s text:c="13"/>System.out.println(l1.name); &lt;-- name is private</text:p>
      <text:p text:style-name="P27"><text:tab/>// <text:s text:c="13"/>System.out.println(l1.count); &lt;-- count is private</text:p>
      <text:p text:style-name="P28"/>
      <text:p text:style-name="P27"><text:tab/>// <text:s text:c="13"/>System.out.println(Lion.eat()); &lt;-- not static method. can't print void</text:p>
      <text:p text:style-name="P27"><text:tab/>// <text:s text:c="13"/>System.out.println(Lion.sleep()); &lt;-- not static method. can't print void</text:p>
      <text:p text:style-name="P27"><text:tab/>// <text:s text:c="13"/>System.out.println(Lion.drink(new ArrayList())); &lt;-- not static method. </text:p>
      <text:p text:style-name="P27"><text:tab/>// <text:s text:c="13"/>System.out.println(Lion.run()); &lt;-- not static method. can't print void </text:p>
      <text:p text:style-name="P26"><text:s text:c="16"/><text:span text:style-name="T32">System</text:span><text:span text:style-name="T31">.</text:span><text:span text:style-name="T37">out</text:span><text:span text:style-name="T31">.</text:span><text:span text:style-name="T37">println</text:span><text:span text:style-name="T31">(</text:span><text:span text:style-name="T32">Lion</text:span><text:span text:style-name="T31">.</text:span><text:span text:style-name="T37">stop</text:span><text:span text:style-name="T31">());</text:span></text:p>
      <text:p text:style-name="P28"/>
      <text:p text:style-name="P27"><text:tab/>// <text:s text:c="13"/>System.out.println(l1.eat()); &lt;-- can't print void </text:p>
      <text:p text:style-name="P27"><text:tab/>// <text:s text:c="13"/>System.out.println(l1.sleep()); &lt;-- can't print void </text:p>
      <text:p text:style-name="P27"><text:tab/>// <text:s text:c="13"/>System.out.println(l1.drink()); &lt;-- Method does not exist</text:p>
      <text:p text:style-name="P27"><text:tab/>// <text:s text:c="13"/>System.out.println(l1.run()); &lt;-- can't print void </text:p>
      <text:p text:style-name="P26"><text:s text:c="16"/><text:span text:style-name="T32">System</text:span><text:span text:style-name="T31">.</text:span><text:span text:style-name="T37">out</text:span><text:span text:style-name="T31">.</text:span><text:span text:style-name="T37">println</text:span><text:span text:style-name="T31">(</text:span><text:span text:style-name="T32">l1</text:span><text:span text:style-name="T31">.</text:span><text:span text:style-name="T37">stop</text:span><text:span text:style-name="T31">());</text:span></text:p>
      <text:p text:style-name="P26"><text:s text:c="16"/></text:p>
      <text:p text:style-name="P26"><text:s text:c="16"/><text:span text:style-name="T32">e2</text:span><text:span text:style-name="T31">.</text:span><text:span text:style-name="T37">compareTo</text:span><text:span text:style-name="T31">(</text:span><text:span text:style-name="T32">e1</text:span><text:span text:style-name="T31">);</text:span></text:p>
      <text:p text:style-name="P26"><text:s text:c="16"/><text:span text:style-name="T32">e2</text:span><text:span text:style-name="T31">.</text:span><text:span text:style-name="T37">compareTo</text:span><text:span text:style-name="T31">(</text:span><text:span text:style-name="T50">"lion"</text:span><text:span text:style-name="T31">);</text:span><text:span text:style-name="T32"> </text:span><text:span text:style-name="T47">// &lt;-- Depends on compareTo implementation</text:span></text:p>
      <text:p text:style-name="P26"><text:s text:c="8"/><text:span text:style-name="T31">}</text:span></text:p>
      <text:p text:style-name="P20"><text:tab/>}</text:p>
      <text:p text:style-name="Text_20_body"><text:line-break/></text:p>
      <text:p text:style-name="P2"><text:span text:style-name="T14">3.</text:span></text:p>
      <text:p text:style-name="P5"><text:tab/><text:span text:style-name="T15">Sample Junit test</text:span></text:p>
      <text:p text:style-name="P6"><text:span text:style-name="T14"><text:tab/>a)</text:span></text:p>
      <text:p text:style-name="P11"><text:span text:style-name="T20"><text:tab/>public</text:span><text:span text:style-name="T32"> </text:span><text:span text:style-name="T24">void</text:span><text:span text:style-name="T32"> </text:span><text:span text:style-name="T27">test1</text:span><text:span text:style-name="T31">(){</text:span></text:p>
      <text:p text:style-name="P26"><text:s text:c="8"/><text:span text:style-name="T32">ArrayList x </text:span><text:span text:style-name="T31">=</text:span><text:span text:style-name="T32"> </text:span><text:span text:style-name="T20">new</text:span><text:span text:style-name="T32"> ArrayList</text:span><text:span text:style-name="T31">();</text:span></text:p>
      <text:p text:style-name="P26"><text:s text:c="8"/><text:span text:style-name="T32">x</text:span><text:span text:style-name="T31">.</text:span><text:span text:style-name="T37">add</text:span><text:span text:style-name="T31">(</text:span><text:span text:style-name="T40">0</text:span><text:span text:style-name="T31">);</text:span></text:p>
      <text:p text:style-name="P26"><text:s text:c="8"/><text:span text:style-name="T32">x</text:span><text:span text:style-name="T31">.</text:span><text:span text:style-name="T37">add</text:span><text:span text:style-name="T31">(</text:span><text:span text:style-name="T40">1</text:span><text:span text:style-name="T31">);</text:span></text:p>
      <text:p text:style-name="P26"><text:s text:c="8"/><text:span text:style-name="T32">x</text:span><text:span text:style-name="T31">.</text:span><text:span text:style-name="T37">add</text:span><text:span text:style-name="T31">(</text:span><text:span text:style-name="T40">2</text:span><text:span text:style-name="T31">);</text:span></text:p>
      <text:p text:style-name="P26"><text:s text:c="8"/><text:span text:style-name="T32">assertEquals</text:span><text:span text:style-name="T31">(</text:span><text:span text:style-name="T40">0</text:span><text:span text:style-name="T31">,</text:span><text:span text:style-name="T32"> sortDescending</text:span><text:span text:style-name="T31">(</text:span><text:span text:style-name="T32">x</text:span><text:span text:style-name="T31">).</text:span><text:span text:style-name="T37">get</text:span><text:span text:style-name="T31">(</text:span><text:span text:style-name="T40">2</text:span><text:span text:style-name="T31">));</text:span></text:p>
      <text:p text:style-name="P20"><text:tab/>}</text:p>
      <text:p text:style-name="Text_20_body"><text:line-break/></text:p>
      <text:p text:style-name="P6"><text:span text:style-name="T14"><text:tab/>b)</text:span></text:p>
      <text:p text:style-name="P12"><text:soft-page-break/><text:span text:style-name="T20"><text:tab/>public</text:span><text:span text:style-name="T32"> </text:span><text:span text:style-name="T24">void</text:span><text:span text:style-name="T32"> </text:span><text:span text:style-name="T27">test2</text:span><text:span text:style-name="T31">(){</text:span></text:p>
      <text:p text:style-name="P30"><text:s text:c="8"/><text:span text:style-name="T32">ArrayList x </text:span><text:span text:style-name="T31">=</text:span><text:span text:style-name="T32"> </text:span><text:span text:style-name="T20">new</text:span><text:span text:style-name="T32"> ArrayList</text:span><text:span text:style-name="T31">();</text:span></text:p>
      <text:p text:style-name="P30"><text:s text:c="8"/><text:span text:style-name="T32">x</text:span><text:span text:style-name="T31">.</text:span><text:span text:style-name="T37">add</text:span><text:span text:style-name="T31">(</text:span><text:span text:style-name="T40">0</text:span><text:span text:style-name="T31">);</text:span></text:p>
      <text:p text:style-name="P30"><text:s text:c="8"/><text:span text:style-name="T32">assertEquals</text:span><text:span text:style-name="T31">(</text:span><text:span text:style-name="T40">0</text:span><text:span text:style-name="T31">,</text:span><text:span text:style-name="T32"> sortDescending</text:span><text:span text:style-name="T31">(</text:span><text:span text:style-name="T32">x</text:span><text:span text:style-name="T31">).</text:span><text:span text:style-name="T37">get</text:span><text:span text:style-name="T31">(</text:span><text:span text:style-name="T40">0</text:span><text:span text:style-name="T31">));</text:span></text:p>
      <text:p text:style-name="P22"><text:tab/>}</text:p>
      <text:p text:style-name="P7">4.<text:tab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2">A parent’s public method can be accessed within the child using the super keyword.</text:p>
          </table:table-cell>
          <table:table-cell table:style-name="Table4.B1" office:value-type="string">
            <text:p text:style-name="P16">True. A child inherits all public methods and variables of the parent.</text:p>
          </table:table-cell>
        </table:table-row>
        <table:table-row>
          <table:table-cell table:style-name="Table4.A2" office:value-type="string">
            <text:p text:style-name="P32">A parent’s private method can be accessed within the child using the super keyword.</text:p>
          </table:table-cell>
          <table:table-cell table:style-name="Table4.B2" office:value-type="string">
            <text:p text:style-name="P16">False. A private methods and variables are only directly accessible through the class of their origin.</text:p>
          </table:table-cell>
        </table:table-row>
        <table:table-row>
          <table:table-cell table:style-name="Table4.A2" office:value-type="string">
            <text:p text:style-name="P32">An abstract class must contain at least one abstract method.</text:p>
          </table:table-cell>
          <table:table-cell table:style-name="Table4.B2" office:value-type="string">
            <text:p text:style-name="P16">False. Interfaces may have abstract methods. Abstract classes may not.</text:p>
          </table:table-cell>
        </table:table-row>
        <table:table-row>
          <table:table-cell table:style-name="Table4.A2" office:value-type="string">
            <text:p text:style-name="P32">A try-catch block can have multiple catch clauses.</text:p>
          </table:table-cell>
          <table:table-cell table:style-name="Table4.B2" office:value-type="string">
            <text:p text:style-name="P16">True. <text:s/><text:span text:style-name="T52">The syntax is<text:line-break/>try {…} catch (Exception1 | Exception2 |...) {…}</text:span></text:p>
            <text:p text:style-name="P17">Or, you can have a chain of catches:</text:p>
            <text:p text:style-name="P17">try {…} catch(Exception1){...} catch(Exception2){...} etc.</text:p>
          </table:table-cell>
        </table:table-row>
        <table:table-row>
          <table:table-cell table:style-name="Table4.A2" office:value-type="string">
            <text:p text:style-name="P32">A class can implement multiple interfaces.<text:tab/></text:p>
          </table:table-cell>
          <table:table-cell table:style-name="Table4.B2" office:value-type="string">
            <text:p text:style-name="P17">True. A class can implement has many interfaces as it wishes, but can only inherit one class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DejaVu Sans Mono', 'Bitstream Vera Sans Mono', monospace"/>
    <style:font-face style:name="DejaVu Sans1" svg:font-family="'DejaVu Sans'" style:font-family-generic="swiss"/>
    <style:font-face style:name="AR PL KaitiM GB1" svg:font-family="'AR PL KaitiM GB'" style:font-family-generic="modern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AR PL KaitiM GB1" style:font-family-asian="'AR PL KaitiM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4:14:15.017608999</meta:creation-date>
    <dc:date>2014-10-05T23:38:58.228782775</dc:date>
    <meta:editing-duration>PT5M49S</meta:editing-duration>
    <meta:editing-cycles>1</meta:editing-cycles>
    <meta:document-statistic meta:table-count="4" meta:image-count="0" meta:object-count="0" meta:page-count="5" meta:paragraph-count="211" meta:word-count="1103" meta:character-count="7508" meta:non-whitespace-character-count="5589"/>
    <meta:generator>LibreOffice/4.2.5.2$Linux_X86_64 LibreOffice_project/420m0$Build-2</meta:generator>
  </office:meta>
</office:document-meta>
</file>